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center" style:justify-single-word="false"/>
      <style:text-properties fo:color="#000000" style:font-name="New York" fo:font-size="16pt" fo:text-shadow="1pt 1pt" fo:font-weight="bold" style:font-size-asian="16pt" style:font-weight-asian="bold"/>
    </style:style>
    <style:style style:name="P2" style:family="paragraph" style:parent-style-name="Standard">
      <style:text-properties fo:color="#000000" style:font-name="New York"/>
    </style:style>
    <style:style style:name="P3" style:family="paragraph" style:parent-style-name="Standard" style:list-style-name="WW8Num4">
      <style:paragraph-properties fo:margin-left="-0.635cm" fo:margin-right="0cm" fo:text-indent="0cm" style:auto-text-indent="false">
        <style:tab-stops>
          <style:tab-stop style:position="1.27cm"/>
        </style:tab-stops>
      </style:paragraph-properties>
      <style:text-properties fo:color="#000000" style:font-name="New York"/>
    </style:style>
    <style:style style:name="P4" style:family="paragraph" style:parent-style-name="Standard">
      <style:text-properties fo:color="#ff0000" style:font-name="New York"/>
    </style:style>
    <style:style style:name="P5" style:family="paragraph" style:parent-style-name="Standard">
      <style:text-properties fo:color="#000000" style:font-name="New York" fo:language="en" fo:country="GB" style:font-size-complex="10pt"/>
    </style:style>
    <style:style style:name="P6" style:family="paragraph" style:parent-style-name="Standard" style:list-style-name="WW8Num4">
      <style:paragraph-properties fo:margin-left="-0.635cm" fo:margin-right="0cm" fo:text-indent="0cm" style:auto-text-indent="false">
        <style:tab-stops>
          <style:tab-stop style:position="1.27cm"/>
        </style:tab-stops>
      </style:paragraph-properties>
    </style:style>
    <style:style style:name="P7" style:family="paragraph" style:parent-style-name="Standard" style:list-style-name="WW8Num4">
      <style:paragraph-properties fo:margin-left="-0.635cm" fo:margin-right="0cm" fo:text-indent="0cm" style:auto-text-indent="false">
        <style:tab-stops>
          <style:tab-stop style:position="1.27cm"/>
        </style:tab-stops>
      </style:paragraph-properties>
      <style:text-properties fo:color="#000000" style:font-name="New York" fo:language="en" fo:country="GB" style:font-size-complex="10pt"/>
    </style:style>
    <style:style style:name="T1" style:family="text">
      <style:text-properties fo:color="#000000" style:font-name="New York"/>
    </style:style>
    <style:style style:name="T2" style:family="text">
      <style:text-properties fo:color="#000000" style:font-name="New York"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ssay titles Autumn 2007</text:p>
      <text:p text:style-name="P2"/>
      <text:p text:style-name="P2"/>
      <text:list text:style-name="WW8Num4">
        <text:list-item>
          <text:p text:style-name="P3">What do you understand by the term cultural imperialism ? How has the work of Edward Said affected the way in which we evaluate works of literature ?</text:p>
        </text:list-item>
      </text:list>
      <text:p text:style-name="P4"/>
      <text:list text:style-name="WW8Num4" text:continue-numbering="true">
        <text:list-item>
          <text:p text:style-name="P3">Discuss the tensions between white feminism and colonised ‘other’ feminisms with reference to Mohanty’s work.</text:p>
        </text:list-item>
      </text:list>
      <text:p text:style-name="P5"/>
      <text:list text:style-name="WW8Num4" text:continue-numbering="true">
        <text:list-item>
          <text:p text:style-name="P3">How does Edward Said’s work alert us to the problematic of representation and the collusion of power and knowledge ? </text:p>
        </text:list-item>
      </text:list>
      <text:p text:style-name="P2"/>
      <text:list text:style-name="WW8Num4" text:continue-numbering="true">
        <text:list-item>
          <text:p text:style-name="P3">Globalisation is a new form of colonisation. In answering this question explain how and why globalisation is a fundamental concept in debates about the interactions between economic, political and cultural processes in contemporary societies. </text:p>
        </text:list-item>
      </text:list>
      <text:p text:style-name="P5"/>
      <text:list text:style-name="WW8Num4" text:continue-numbering="true">
        <text:list-item>
          <text:p text:style-name="P6"><text:span text:style-name="T1">Why has Said’s </text:span><text:span text:style-name="T2">Orientalism</text:span><text:span text:style-name="T1"> been so important to post-colonial studies ? In what ways has it been criticised ?</text:span></text:p>
        </text:list-item>
      </text:list>
      <text:p text:style-name="P2"/>
      <text:list text:style-name="WW8Num4" text:continue-numbering="true">
        <text:list-item>
          <text:p text:style-name="P7">What is meant by a ‘new humanism’ in relation to the work of Frantz Fanon ?</text:p>
        </text:list-item>
      </text:list>
      <text:p text:style-name="P2"/>
      <text:list text:style-name="WW8Num4" text:continue-numbering="true">
        <text:list-item>
          <text:p text:style-name="P7">With reference to Spivak’s essay ‘Can the subaltern speak’ ? how useful is postcolonial studies in evaluating the experiences of the female colonial subject ?</text:p>
        </text:list-item>
      </text:list>
      <text:p text:style-name="P5"/>
      <text:list text:style-name="WW8Num4" text:continue-numbering="true">
        <text:list-item>
          <text:p text:style-name="P7">Critically discuss Appadurai's theory of globalisation with reference to his idea of scapes.</text:p>
        </text:list-item>
      </text:list>
      <text:p text:style-name="P5"/>
      <text:list text:style-name="WW8Num4" text:continue-numbering="true">
        <text:list-item>
          <text:p text:style-name="P3">Post-colonial theory has emerged out of literary studies. Consider the future of post-colonial theory and its applicability to the subject of politics.</text:p>
        </text:list-item>
      </text:list>
      <text:p text:style-name="P2"/>
      <text:list text:style-name="WW8Num4" text:continue-numbering="true">
        <text:list-item>
          <text:p text:style-name="P3">With reference to specific philosophical and theoretical ideas, how did Fanon’s work affect ideas of Black identity ?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ew York" svg:font-family="'New York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sans" svg:font-family="Lucidasans" style:font-family-generic="system" style:font-pitch="variable"/>
    <style:font-face style:name="Mincho" svg:font-family="Mincho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Aria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cho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suffix=")" style:num-format="1">
        <style:list-level-properties text:min-label-width="0.706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 text:consecutive-numbering="true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Unix OpenOffice.org_project/680m6$Build-9095</meta:generator>
    <dc:title>Essay titles Autumn 2007</dc:title>
    <meta:initial-creator>Adrian Sledmere</meta:initial-creator>
    <meta:creation-date>2007-10-02T19:05:00</meta:creation-date>
    <dc:creator>Ain Bailey</dc:creator>
    <dc:date>2007-10-02T19:05:00</dc:date>
    <dc:language>en-GB</dc:language>
    <meta:editing-cycles>2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1" meta:word-count="208" meta:character-count="1344"/>
  </office:meta>
</office:document-meta>
</file>